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>H</mi>
            <mrow>
              <mfenced open="∣" close="〉">
                <mrow>
                  <msub>
                    <mo stretchy="false">ψ</mo>
                    <mrow>
                      <mi mathvariant="italic">xlm</mi>
                    </mrow>
                  </msub>
                </mrow>
              </mfenced>
              <mo stretchy="false">=</mo>
              <msub>
                <mi>E</mi>
                <mrow>
                  <mi mathvariant="italic">xlm</mi>
                </mrow>
              </msub>
            </mrow>
            <mfenced open="∣" close="〉">
              <mrow>
                <msub>
                  <mo stretchy="false">ψ</mo>
                  <mrow>
                    <mi mathvariant="italic">xlm</mi>
                  </mrow>
                </msub>
              </mrow>
            </mfenced>
          </mrow>
        </mtd>
      </mtr>
      <mtr>
        <mtd>
          <mrow>
            <mrow>
              <msub>
                <mi>E</mi>
                <mrow>
                  <mi mathvariant="italic">xlm</mi>
                </mrow>
              </msub>
              <mo stretchy="false">=</mo>
              <mrow>
                <msubsup>
                  <mi>E</mi>
                  <mrow>
                    <mi mathvariant="italic">xl</mi>
                  </mrow>
                  <mrow>
                    <mrow>
                      <mo stretchy="false">(</mo>
                      <mrow>
                        <mn>0</mn>
                      </mrow>
                      <mo stretchy="false">)</mo>
                    </mrow>
                  </mrow>
                </msubsup>
                <mo stretchy="false">+</mo>
                <msub>
                  <mo stretchy="false">μ</mo>
                  <mtext>B</mtext>
                </msub>
              </mrow>
            </mrow>
            <mi>B</mi>
            <mi>m</mi>
            <mi/>
            <mrow>
              <mi>m</mi>
              <mo stretchy="false">=</mo>
              <mrow>
                <mo stretchy="false">−</mo>
                <mi>l</mi>
              </mrow>
            </mrow>
            <mrow>
              <mrow>
                <mi>,</mi>
                <mo stretchy="false">−</mo>
                <mi>l</mi>
              </mrow>
              <mo stretchy="false">+</mo>
              <mn>1</mn>
            </mrow>
            <mi>,</mi>
            <mo stretchy="false">…</mo>
            <mrow>
              <mi>,</mi>
              <mo stretchy="false">+</mo>
              <mi>l</mi>
            </mrow>
          </mrow>
        </mtd>
      </mtr>
    </mtable>
    <annotation encoding="StarMath 5.0">H left lline %ipsi _{xlm} right rangle =
E _{xlm} left lline %ipsi _{xlm} right rangle 
newline

E _{xlm} =
E _{xl} ^{(0)} + %imu _"B" B m
~~
m = -l , -l + 1 , dotslow , +l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10:36:01.991000000</meta:creation-date>
    <meta:generator>LibreOffice/4.1.4.2$Windows_x86 LibreOffice_project/0a0440ccc0227ad9829de5f46be37cfb6edcf72</meta:generator>
  </office:meta>
</office:document-meta>
</file>